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c73" officeooo:paragraph-rsid="00085c73"/>
    </style:style>
    <style:style style:name="P2" style:family="paragraph" style:parent-style-name="Standard">
      <style:text-properties fo:font-size="16pt" fo:font-weight="bold" officeooo:rsid="00085c73" officeooo:paragraph-rsid="00085c7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8a1c0" officeooo:paragraph-rsid="0008a1c0"/>
    </style:style>
    <style:style style:name="P4" style:family="paragraph" style:parent-style-name="Standard">
      <style:text-properties style:text-underline-style="none" officeooo:rsid="0008a1c0" officeooo:paragraph-rsid="0008a1c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style:text-underline-style="none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ion (#<text:span text:style-name="T3">matricula</text:span>, modelo, tipo, potencia</text:p>
      <text:p text:style-name="P1"/>
      <text:p text:style-name="P1">Camionero (#<text:span text:style-name="T3">DNI</text:span>, nombre, telefono, direccion, poblacion, salario</text:p>
      <text:p text:style-name="P1"/>
      <text:p text:style-name="P1">Paquete (#<text:span text:style-name="T3">codigo</text:span>, descripcion destino, dir_destinatario, <text:span text:style-name="T1">DNI_camionero</text:span>, <text:span text:style-name="T1">CP_ciudad</text:span><text:span text:style-name="T2">)</text:span></text:p>
      <text:p text:style-name="P1"/>
      <text:p text:style-name="P1">Ciudad (#<text:span text:style-name="T3">CP</text:span>, nombre)</text:p>
      <text:p text:style-name="P1"/>
      <text:p text:style-name="P1">Camion_Camionero (<text:span text:style-name="T1">#</text:span><text:span text:style-name="T4">matricula</text:span><text:span text:style-name="T1">_</text:span><text:span text:style-name="T4">camion</text:span><text:span text:style-name="T1">,</text:span><text:span text:style-name="T2"> </text:span><text:span text:style-name="T1">#</text:span><text:span text:style-name="T4">DNI_camionero</text:span><text:span text:style-name="T1">)</text:span></text:p>
      <text:p text:style-name="P1"/>
      <text:p text:style-name="P2">Claves foráneas</text:p>
      <text:p text:style-name="P1"/>
      <text:p text:style-name="P3">Camion_Camionero (<text:span text:style-name="T1">#</text:span><text:span text:style-name="T4">matricula_camion</text:span><text:span text:style-name="T2">) → Camion (#</text:span><text:span text:style-name="T5">matricula</text:span><text:span text:style-name="T2">)</text:span></text:p>
      <text:p text:style-name="P3"><text:span text:style-name="T2"/></text:p>
      <text:p text:style-name="P3"><text:span text:style-name="T2">Camion_Camionero (</text:span><text:span text:style-name="T1">#</text:span><text:span text:style-name="T4">DNI_camionero</text:span><text:span text:style-name="T1">)</text:span><text:span text:style-name="T2"> → Camionero (#</text:span><text:span text:style-name="T5">DNI</text:span><text:span text:style-name="T2">)</text:span></text:p>
      <text:p text:style-name="P3"><text:span text:style-name="T2"/></text:p>
      <text:p text:style-name="P3"><text:span text:style-name="T2">Paquete (</text:span><text:span text:style-name="T1">DNI_camionero</text:span><text:span text:style-name="T2">) → Camionero (#</text:span><text:span text:style-name="T5">DNI</text:span><text:span text:style-name="T6">)</text:span></text:p>
      <text:p text:style-name="P3"><text:span text:style-name="T6"/></text:p>
      <text:p text:style-name="P3"><text:span text:style-name="T6">Paquete (</text:span><text:span text:style-name="T7">CP_ciudad</text:span><text:span text:style-name="T6">) → Ciudad (</text:span><text:span text:style-name="T5">#CP</text:span><text:span text:style-name="T6">)</text:span></text:p>
      <text:p text:style-name="P3"><text:span text:style-name="T6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8:59:12.369000000</meta:creation-date>
    <dc:date>2025-11-07T19:30:31.616000000</dc:date>
    <meta:editing-duration>PT15M43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0" meta:word-count="47" meta:character-count="461" meta:non-whitespace-character-count="424"/>
  </office:meta>
</office:document-meta>
</file>